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1c550" officeooo:paragraph-rsid="0011c550"/>
    </style:style>
    <style:style style:name="P2" style:family="paragraph" style:parent-style-name="Standard">
      <style:text-properties officeooo:rsid="00139f9a" officeooo:paragraph-rsid="00139f9a"/>
    </style:style>
    <style:style style:name="P3" style:family="paragraph" style:parent-style-name="Standard">
      <style:text-properties officeooo:rsid="001551b9" officeooo:paragraph-rsid="001551b9"/>
    </style:style>
    <style:style style:name="P4" style:family="paragraph" style:parent-style-name="Standard">
      <style:text-properties officeooo:rsid="00168949" officeooo:paragraph-rsid="00168949"/>
    </style:style>
    <style:style style:name="P5" style:family="paragraph" style:parent-style-name="Standard">
      <style:text-properties officeooo:rsid="0017fb82" officeooo:paragraph-rsid="0017fb82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oString sin Sobreescribir devuelve el lugar de la memoria en la que se guarda, sobreescribiendola podemos elegir lo que nos devuelva al usar el metodo ToString. Si ponemos un System.out.println(“Objeto”) y el metodo ToString no esta sobreescrito devuelve la posicion de memoria.</text:p>
      <text:p text:style-name="P1"/>
      <text:p text:style-name="P1">Polimorfismo es cuando en una herencia, un hijo utiliza un metodo del padre y cambia su comportamiento , en cambio a sobreescritura que cambian los metodos de entrada de dicho metodo dentro de la misma clase.</text:p>
      <text:p text:style-name="P2"/>
      <text:p text:style-name="P2">Los objetos siempre se compara por equals!!!</text:p>
      <text:p text:style-name="P2"/>
      <text:p text:style-name="P3">si yo igualo un objeto ( Punto p = new Punto (3.5,5.9)</text:p>
      <text:p text:style-name="P3"><text:tab/><text:tab/><text:tab/> <text:s/>Punto q = p)</text:p>
      <text:p text:style-name="P3">lo que hago es crear un puntero es decir que el objeto “q” lo que va a hacer es fijarse el valor del objeto p, eso quiere decir que si “p” es modificado “q” sera afectado por dichas modificaciones.</text:p>
      <text:p text:style-name="P3"/>
      <text:p text:style-name="P4">No se deben crear clases con 1 solo atributo.</text:p>
      <text:p text:style-name="P4"/>
      <text:p text:style-name="P5">Si a una relacion la marco como composicion si el objeto que encapsula muere, tambien muere el objeto encapsulado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1T14:28:30.863048091</meta:creation-date>
    <meta:generator>LibreOffice/6.0.7.3$Linux_X86_64 LibreOffice_project/00m0$Build-3</meta:generator>
    <meta:editing-cycles>0</meta:editing-cycles>
    <meta:editing-duration>P0D</meta:editing-duration>
    <meta:document-statistic meta:table-count="0" meta:image-count="0" meta:object-count="0" meta:page-count="1" meta:paragraph-count="8" meta:word-count="168" meta:character-count="957" meta:non-whitespace-character-count="792"/>
  </office:meta>
</office:document-meta>
</file>